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8"/>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weight="bold" style:font-weight-asian="bold" style:font-weight-complex="bold"/>
    </style:style>
    <style:style style:name="P17" style:family="paragraph" style:parent-style-name="Standard" style:list-style-name="L9">
      <style:paragraph-properties fo:text-align="start" style:justify-single-word="false"/>
    </style:style>
    <style:style style:name="P18" style:family="paragraph" style:parent-style-name="Standard" style:list-style-name="L10">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officeooo:rsid="000410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s</text:p>
      <text:p text:style-name="P4">A <text:span text:style-name="T3">bus is a </text:span>shared communication link, which uses one set of wires to connect multiple sub-systems(Processors, Memory, I/O devices).</text:p>
      <text:p text:style-name="P4"/>
      <text:p text:style-name="P2">Advantage of bus organization</text:p>
      <text:list xml:id="list10315970671" text:style-name="L1">
        <text:list-item>
          <text:p text:style-name="P12">Cost effective – A single set of wires is shared in multiple ways</text:p>
        </text:list-item>
        <text:list-item>
          <text:p text:style-name="P12">Scalability – Devices can be added</text:p>
        </text:list-item>
        <text:list-item>
          <text:p text:style-name="P12">Interoperability – Peripherals can be moved between computer systems that use the same kind of bus</text:p>
        </text:list-item>
      </text:list>
      <text:p text:style-name="P4"/>
      <text:p text:style-name="P2">Disadvantages of bus organization</text:p>
      <text:list xml:id="list1183551438" text:style-name="L2">
        <text:list-item>
          <text:p text:style-name="P13">Communication bottleneck, possibly limiting the maximum I/O throughput</text:p>
        </text:list-item>
        <text:list-item>
          <text:p text:style-name="P13">Design of bus is challenging</text:p>
        </text:list-item>
      </text:list>
      <text:p text:style-name="P4"/>
      <text:p text:style-name="P2">Why is bus design a major challenge?</text:p>
      <text:list xml:id="list1913865473" text:continue-numbering="true" text:style-name="L2">
        <text:list-item>
          <text:p text:style-name="P13">Bus must be capable of meeting the demands of the processor as well as the possibly large numbers of I/O devices connected to it.</text:p>
        </text:list-item>
        <text:list-item>
          <text:p text:style-name="P13">Maximum bus speed is largely limited by physical factors: the length of the bus and the number of devices.</text:p>
        </text:list-item>
        <text:list-item>
          <text:p text:style-name="P13">Need to support the range of devices with widely varying latencies and transfer rates</text:p>
        </text:list-item>
      </text:list>
      <text:p text:style-name="P4"/>
      <text:p text:style-name="P2">Why are serial buses(using high speed serial point-to-point connection with switches) preferred over parallel buses?</text:p>
      <text:p text:style-name="P4">Difficult to run many parallel wires at high speed(required to match the growth in the operating speed of processors, memory and devices) due to clock skew(different wires operating on slightly skewed clock) and reflection(interference in a wire due to its neighbors)</text:p>
      <text:p text:style-name="P4"/>
      <text:p text:style-name="P2">General structure of the bus</text:p>
      <text:list xml:id="list135410232" text:style-name="L3">
        <text:list-item>
          <text:p text:style-name="P14">Control lines – Used to signal requests and acknowledgments, and to indicate what type of information is on the data lines</text:p>
        </text:list-item>
        <text:list-item>
          <text:p text:style-name="P14">Data lines – Used to carry information(data, complex commands, addresses) between the source and destination. Some buses use a seperate address bus for addresses.</text:p>
        </text:list-item>
      </text:list>
      <text:p text:style-name="P4"/>
      <text:p text:style-name="P2">What does a bus transaction consist of?</text:p>
      <text:p text:style-name="P4">A sequence of bus operations that includes a request and may include a response. The request or response may also carry data.</text:p>
      <text:p text:style-name="P4">A transaction is initiated by a single request and may take many individual bus operation. <text:span text:style-name="T1">It takes as many bus operations required to complete transfer of a memory block to or from memory.</text:span></text:p>
      <text:p text:style-name="P4">Example: A read request from the processor to a disk might result in the disk putting chunks of data multiple times on the bus and suitably indicating to the processor.</text:p>
      <text:p text:style-name="P4"/>
      <text:p text:style-name="P2">Types of bus transactions</text:p>
      <text:p text:style-name="P4">Bus transactions are typically defined by what they do to memory.</text:p>
      <text:list xml:id="list1527330391" text:style-name="L4">
        <text:list-item>
          <text:p text:style-name="P15">Read transaction(Output) – Read from memory to processor or I/O device</text:p>
        </text:list-item>
        <text:list-item>
          <text:p text:style-name="P15">Write transaction(Input) – Write to memory</text:p>
        </text:list-item>
      </text:list>
      <text:p text:style-name="P4"/>
      <text:p text:style-name="P2">Comparison between system buses and I/O buses</text:p>
      <table:table table:name="Table1" table:style-name="Table1">
        <table:table-column table:style-name="Table1.A"/>
        <table:table-column table:style-name="Table1.B"/>
        <table:table-row>
          <table:table-cell table:style-name="Table1.A1" office:value-type="string">
            <text:p text:style-name="P6">Processor-Memory Buses or System Buses</text:p>
          </table:table-cell>
          <table:table-cell table:style-name="Table1.B1" office:value-type="string">
            <text:p text:style-name="P6">I/O buses</text:p>
          </table:table-cell>
        </table:table-row>
        <table:table-row>
          <table:table-cell table:style-name="Table1.A2" office:value-type="string">
            <text:p text:style-name="P7">Short</text:p>
          </table:table-cell>
          <table:table-cell table:style-name="Table1.B2" office:value-type="string">
            <text:p text:style-name="P7">Can be Lengthy</text:p>
          </table:table-cell>
        </table:table-row>
        <table:table-row>
          <table:table-cell table:style-name="Table1.A2" office:value-type="string">
            <text:p text:style-name="P7">Generally high speed. Matched to the memory <text:soft-page-break/>system so as to maximize memory-processor bandwidth</text:p>
          </table:table-cell>
          <table:table-cell table:style-name="Table1.B2" office:value-type="string">
            <text:p text:style-name="P7">Many types of devices connected to them, and <text:soft-page-break/>often have a wide range in the bandwidth to accommodate all the devices connected to them. They are generally not as fast as the system bus due to the comparative low speeds the IO devices operate at.</text:p>
          </table:table-cell>
        </table:table-row>
        <table:table-row>
          <table:table-cell table:style-name="Table1.A2" office:value-type="string">
            <text:p text:style-name="P7"/>
          </table:table-cell>
          <table:table-cell table:style-name="Table1.B2" office:value-type="string">
            <text:p text:style-name="P7">Do not interface directly to memory <text:span text:style-name="T1">but use either a processor-memory bus or a backplane bus to connect to memory. ????</text:span></text:p>
          </table:table-cell>
        </table:table-row>
        <table:table-row>
          <table:table-cell table:style-name="Table1.A2" office:value-type="string">
            <text:p text:style-name="P7">There will typically be one system bus in a system to connect the processor with the memory.</text:p>
          </table:table-cell>
          <table:table-cell table:style-name="Table1.B2" office:value-type="string">
            <text:p text:style-name="P7">There will be many different IO buses in a system.</text:p>
            <text:p text:style-name="P7">Examples:</text:p>
            <text:list xml:id="list267185050" text:style-name="L5">
              <text:list-item>
                <text:p text:style-name="P8">The ISA bus, which is an old low speed bus, soon to be excluded from the PC design. </text:p>
              </text:list-item>
            </text:list>
            <text:list xml:id="list1684973187" text:style-name="L6">
              <text:list-item>
                <text:p text:style-name="P10">The PCI bus, which is a new high speed bus. </text:p>
              </text:list-item>
            </text:list>
            <text:list xml:id="list1297577716" text:style-name="L7">
              <text:list-item>
                <text:p text:style-name="P11">The USB bus (<text:span text:style-name="T2">Universal Serial Bus)</text:span>, which is a new low speed bus. </text:p>
              </text:list-item>
            </text:list>
            <text:list xml:id="list200886380" text:style-name="L8">
              <text:list-item>
                <text:p text:style-name="P9">The AGP bus which solely is used for the graphics card. </text:p>
              </text:list-item>
            </text:list>
          </table:table-cell>
        </table:table-row>
      </table:table>
      <text:p text:style-name="P4"/>
      <text:p text:style-name="P2">Backplane bus</text:p>
      <text:p text:style-name="P4">A bus that is designed to allow processors, memory, and I/O devices to coexist on a single bus.</text:p>
      <text:p text:style-name="P4"/>
      <text:p text:style-name="P2">Schemes of communication on buses</text:p>
      <text:list xml:id="list1824704690" text:style-name="L9">
        <text:list-item>
          <text:p text:style-name="P16">Synchronous</text:p>
          <text:list>
            <text:list-item>
              <text:p text:style-name="P17">The bus includes a clock and all communication of the devices connected to the bus is relative to the clock. The set of steps to be taken is predetermined relative to the clock.</text:p>
            </text:list-item>
            <text:list-item>
              <text:p text:style-name="P16">Advantages</text:p>
              <text:list>
                <text:list-item>
                  <text:p text:style-name="P17">As the protocol is relative to the clock it is simple(does not need to wait for acknowledgments). Can be implemented easily in a small finite state machine. </text:p>
                </text:list-item>
                <text:list-item>
                  <text:p text:style-name="P17">Bus is fast as protocol is predetermined and involves little logic.</text:p>
                </text:list-item>
              </text:list>
            </text:list-item>
            <text:list-item>
              <text:p text:style-name="P16">Disadvantages</text:p>
              <text:list>
                <text:list-item>
                  <text:p text:style-name="P17">Every device on the bus must run at the same clock rate. Hence devices with variance in operating frequency cannot be accommodated on a synchronous bus</text:p>
                </text:list-item>
                <text:list-item>
                  <text:p text:style-name="P17">Because they are dependent on the clock so much synchronous buses cannot be too long because of <text:a xlink:type="simple" xlink:href="#Clock skew">clock skew problems</text:a> in buses of greater length</text:p>
                </text:list-item>
              </text:list>
            </text:list-item>
            <text:list-item>
              <text:p text:style-name="P17">Example: Processor-Memory bus</text:p>
            </text:list-item>
          </text:list>
        </text:list-item>
        <text:list-item>
          <text:p text:style-name="P16">Asynchronous</text:p>
          <text:list>
            <text:list-item>
              <text:p text:style-name="P17">The bus is not clocked. It uses a handshaking protocol.</text:p>
            </text:list-item>
            <text:list-item>
              <text:p text:style-name="P17">As it is not clocked, it can accommodate a wide variety of devices</text:p>
            </text:list-item>
            <text:list-item>
              <text:p text:style-name="P17">The bus can be lengthened without worrying about clock skew or synchronization problems.</text:p>
            </text:list-item>
            <text:list-item>
              <text:p text:style-name="P17">Example: USB buses, Firewire</text:p>
            </text:list-item>
          </text:list>
          <text:p text:style-name="P17"/>
        </text:list-item>
      </text:list>
      <text:p text:style-name="P5"><text:bookmark text:name="Clock skew"/>What is the clock skew problem?</text:p>
      <text:p text:style-name="P1">Clock skew is the difference in absolute time between when two state elements see a clock edge. Clock skew arises because the clock signal will often use two different paths, with slightly different delays, to reach two different state elements. Thus two devices on a long bus which are also from a <text:soft-page-break/>considerable separate different distances from the clock might mis-function on a synchronous bus.</text:p>
      <text:p text:style-name="P1"/>
      <text:p text:style-name="P5">What is a handshaking protocol?</text:p>
      <text:p text:style-name="P1">It consists of a series of steps in which the sender and receiver proceed to the next step only when both parties agree thorough the exchange of messages or signals.</text:p>
      <text:p text:style-name="P1"/>
      <text:p text:style-name="P5">Split transaction protocol</text:p>
      <text:list xml:id="list1301306750" text:style-name="L10">
        <text:list-item>
          <text:p text:style-name="P18">It is asynchronous transaction protocol where the bus is released in the middle of a bus transaction when it is not being used to transmit information</text:p>
        </text:list-item>
        <text:list-item>
          <text:p text:style-name="P18">Increases the effective bus bandwidth if the memory is capable of handing overlapping requests</text:p>
        </text:list-item>
        <text:list-item>
          <text:p text:style-name="P18">Used by multiprocessors sharing a memory.</text:p>
        </text:list-item>
      </text:list>
      <text:p text:style-name="P1"/>
      <text:p text:style-name="P5">Comparisons between serial and parallel buses</text:p>
      <table:table table:name="Table2" table:style-name="Table2">
        <table:table-column table:style-name="Table2.A"/>
        <table:table-column table:style-name="Table2.B"/>
        <table:table-row>
          <table:table-cell table:style-name="Table2.A1" office:value-type="string">
            <text:p text:style-name="P6">Serial bus</text:p>
          </table:table-cell>
          <table:table-cell table:style-name="Table2.B1" office:value-type="string">
            <text:p text:style-name="P6">Parallel bus</text:p>
          </table:table-cell>
        </table:table-row>
        <table:table-row>
          <table:table-cell table:style-name="Table2.A2" office:value-type="string">
            <text:p text:style-name="P7">A single distinct link or wire is used to transmit the data stream</text:p>
          </table:table-cell>
          <table:table-cell table:style-name="Table2.B2" office:value-type="string">
            <text:p text:style-name="P7">A number of distinct wires or links are used at the physical layer for the transmission of a data stream</text:p>
          </table:table-cell>
        </table:table-row>
        <table:table-row>
          <table:table-cell table:style-name="Table2.A2" office:value-type="string">
            <text:p text:style-name="P7"/>
          </table:table-cell>
          <table:table-cell table:style-name="Table2.B2" office:value-type="string">
            <text:p text:style-name="P7">Speed</text:p>
          </table:table-cell>
        </table:table-row>
        <table:table-row>
          <table:table-cell table:style-name="Table2.A2" office:value-type="string">
            <text:p text:style-name="P7"/>
          </table:table-cell>
          <table:table-cell table:style-name="Table2.B2" office:value-type="string">
            <text:p text:style-name="P7">Cable length</text:p>
          </table:table-cell>
        </table:table-row>
        <table:table-row>
          <table:table-cell table:style-name="Table2.A2" office:value-type="string">
            <text:p text:style-name="P7"/>
          </table:table-cell>
          <table:table-cell table:style-name="Table2.B2" office:value-type="string">
            <text:p text:style-name="P7">complexity</text:p>
          </table:table-cell>
        </table:table-row>
        <table:table-row>
          <table:table-cell table:style-name="Table2.A2" office:value-type="string">
            <text:p text:style-name="P7">space</text:p>
          </table:table-cell>
          <table:table-cell table:style-name="Table2.B2" office:value-type="string">
            <text:p text:style-name="P7"/>
          </table:table-cell>
        </table:table-row>
        <table:table-row>
          <table:table-cell table:style-name="Table2.A2" office:value-type="string">
            <text:p text:style-name="P7">crosstalk</text:p>
          </table:table-cell>
          <table:table-cell table:style-name="Table2.B2" office:value-type="string">
            <text:p text:style-name="P7"/>
          </table:table-cell>
        </table:table-row>
        <table:table-row>
          <table:table-cell table:style-name="Table2.A2" office:value-type="string">
            <text:p text:style-name="P7"/>
          </table:table-cell>
          <table:table-cell table:style-name="Table2.B2" office:value-type="string">
            <text:p text:style-name="P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29T16:54:31</dc:date>
    <dc:creator>Kempa </dc:creator>
    <meta:editing-duration>PT14M12S</meta:editing-duration>
    <meta:editing-cycles>7</meta:editing-cycles>
    <meta:document-statistic meta:table-count="2" meta:image-count="0" meta:object-count="0" meta:page-count="3" meta:paragraph-count="76" meta:word-count="980" meta:character-count="5628" meta:non-whitespace-character-count="4752"/>
  </office:meta>
</office:document-meta>
</file>